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fill-color="#ffffff" draw:opacity="50%" draw:textarea-horizontal-align="center" draw:textarea-vertical-align="middle" draw:shadow-opacity="50%"/>
    </style:style>
    <style:style style:name="gr5" style:family="graphic" style:parent-style-name="standard">
      <style:graphic-properties draw:fill-color="#ffcc99" draw:textarea-horizontal-align="center" draw:textarea-vertical-align="middl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_20__28_var_29_" svg:stroke-width="0.07cm" draw:marker-start-width="0.42cm" draw:marker-end="Arrow" draw:marker-end-width="0.42cm" draw:textarea-horizontal-align="center" draw:textarea-vertical-align="middle" fo:padding-top="0.16cm" fo:padding-bottom="0.16cm" fo:padding-left="0.285cm" fo:padding-right="0.285cm"/>
    </style:style>
    <style:style style:name="gr8" style:family="graphic" style:parent-style-name="standard">
      <style:graphic-properties draw:stroke="dash" draw:stroke-dash="Fine_20_Dashed_20__28_var_29_" svg:stroke-width="0.07cm" draw:marker-start-width="0.41cm" draw:marker-end="Arrow" draw:marker-end-width="0.54cm" draw:textarea-horizontal-align="center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-color="#9999ff" draw:textarea-horizontal-align="center" draw:textarea-vertical-align="middle"/>
    </style:style>
    <style:style style:name="gr12" style:family="graphic" style:parent-style-name="standard">
      <style:graphic-properties draw:stroke="dash" draw:stroke-dash="Fine_20_Dashed_20__28_var_29_" svg:stroke-width="0.07cm" draw:marker-start-width="0.43cm" draw:marker-end="Arrow" draw:marker-end-width="0.43cm" draw:textarea-horizontal-align="center" draw:textarea-vertical-align="middle" fo:padding-top="0.16cm" fo:padding-bottom="0.16cm" fo:padding-left="0.285cm" fo:padding-right="0.285cm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2" draw:id="id2" draw:layer="layout" svg:width="4.759cm" svg:height="2.417cm" svg:x="4.311cm" svg:y="2.844cm">
          <text:p text:style-name="P1">Model source</text:p>
          <text:p text:style-name="P1">Flux estimation</text:p>
        </draw:rect>
        <draw:frame draw:style-name="gr2" xml:id="id1" draw:id="id1" draw:layer="layout" svg:width="5.971cm" svg:height="0.962cm" svg:x="3.716cm" svg:y="-0.03cm">
          <draw:text-box>
            <text:p>Initial source model</text:p>
          </draw:text-box>
        </draw:frame>
        <draw:connector draw:style-name="gr3" draw:text-style-name="P1" draw:layer="layout" draw:type="lines" svg:x1="6.701cm" svg:y1="0.932cm" svg:x2="6.69cm" svg:y2="2.844cm" draw:start-shape="id1" draw:start-glue-point="2" draw:end-shape="id2" draw:end-glue-point="0" svg:d="m6701 932v500l-11 911v501">
          <text:p/>
        </draw:connector>
        <draw:rect draw:style-name="gr1" draw:text-style-name="P1" xml:id="id6" draw:id="id6" draw:layer="layout" svg:width="4.759cm" svg:height="2.417cm" svg:x="10.212cm" svg:y="2.845cm">
          <text:p text:style-name="P1">Create Model</text:p>
          <text:p text:style-name="P1">Visibilities</text:p>
        </draw:rect>
        <draw:rect draw:style-name="gr4" draw:text-style-name="P1" draw:layer="layout" svg:width="12.64cm" svg:height="4.647cm" svg:x="7.287cm" svg:y="6.884cm">
          <text:p/>
        </draw:rect>
        <draw:rect draw:style-name="gr5" draw:text-style-name="P1" xml:id="id3" draw:id="id3" draw:layer="layout" svg:width="4.759cm" svg:height="2.417cm" svg:x="7.813cm" svg:y="7.646cm">
          <text:p text:style-name="P1">StEFCal</text:p>
          <text:p text:style-name="P1">Iteration</text:p>
        </draw:rect>
        <draw:custom-shape draw:style-name="gr6" draw:text-style-name="P1" xml:id="id4" draw:id="id4" draw:layer="layout" svg:width="5.354cm" svg:height="2.937cm" svg:x="13.752cm" svg:y="7.402cm">
          <text:p text:style-name="P1">Convergenc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s" svg:x1="12.572cm" svg:y1="8.854cm" svg:x2="13.752cm" svg:y2="8.871cm" draw:start-shape="id3" draw:start-glue-point="1" draw:end-shape="id4" draw:end-glue-point="5" svg:d="m12572 8854h501l178 17h501">
          <text:p/>
        </draw:connector>
        <draw:connector draw:style-name="gr3" draw:text-style-name="P1" draw:layer="layout" draw:type="lines" svg:x1="3.124cm" svg:y1="4.132cm" svg:x2="4.311cm" svg:y2="4.052cm" draw:start-shape="id5" draw:start-glue-point="1" draw:end-shape="id2" draw:end-glue-point="3" svg:d="m3124 4132h501l185-80h501">
          <text:p/>
        </draw:connector>
        <draw:connector draw:style-name="gr3" draw:text-style-name="P1" draw:layer="layout" draw:type="lines" svg:x1="9.07cm" svg:y1="4.052cm" svg:x2="10.212cm" svg:y2="4.053cm" draw:start-shape="id2" draw:start-glue-point="1" draw:end-shape="id6" draw:end-glue-point="3" svg:d="m9070 4052h501l140 1h501">
          <text:p/>
        </draw:connector>
        <draw:connector draw:style-name="gr8" draw:text-style-name="P1" xml:id="id10" draw:id="id10" draw:layer="layout" svg:x1="12.591cm" svg:y1="5.262cm" svg:x2="10.192cm" svg:y2="7.646cm" draw:start-shape="id6" draw:start-glue-point="2" draw:end-shape="id3" svg:d="m12591 5262v1192h-2399v1192">
          <text:p/>
        </draw:connector>
        <draw:rect draw:style-name="gr1" draw:text-style-name="P1" xml:id="id7" draw:id="id7" draw:layer="layout" svg:width="4.759cm" svg:height="2.417cm" svg:x="20.401cm" svg:y="7.646cm">
          <text:p text:style-name="P1">Noise</text:p>
          <text:p text:style-name="P1">Estimation</text:p>
        </draw:rect>
        <draw:custom-shape draw:style-name="gr9" draw:text-style-name="P1" xml:id="id8" draw:id="id8" draw:layer="layout" svg:width="5.354cm" svg:height="2.937cm" svg:x="20.124cm" svg:y="11.415cm">
          <text:p text:style-name="P1">Convergenc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9.106cm" svg:y1="8.871cm" svg:x2="20.401cm" svg:y2="8.854cm" draw:start-shape="id4" draw:start-glue-point="7" draw:end-shape="id7" draw:end-glue-point="3" svg:d="m19106 8871h648v-17h647">
          <text:p/>
        </draw:connector>
        <draw:connector draw:style-name="gr3" draw:text-style-name="P1" draw:layer="layout" svg:x1="22.78cm" svg:y1="10.063cm" svg:x2="22.801cm" svg:y2="11.415cm" draw:start-shape="id7" draw:start-glue-point="2" draw:end-shape="id8" draw:end-glue-point="4" svg:d="m22780 10063v676h21v676">
          <text:p/>
        </draw:connector>
        <draw:connector draw:style-name="gr3" draw:text-style-name="P1" draw:layer="layout" svg:x1="20.124cm" svg:y1="12.884cm" svg:x2="6.69cm" svg:y2="5.261cm" draw:start-shape="id8" draw:start-glue-point="5" draw:end-shape="id2" draw:end-glue-point="2" svg:d="m20124 12884h-13434v-7623">
          <text:p/>
        </draw:connector>
        <draw:connector draw:style-name="gr3" draw:text-style-name="P1" draw:layer="layout" svg:x1="1.673cm" svg:y1="4.69cm" svg:x2="7.813cm" svg:y2="8.854cm" draw:start-shape="id5" draw:start-glue-point="2" draw:end-shape="id3" draw:end-glue-point="3" svg:d="m1673 4690v4164h6140">
          <text:p/>
        </draw:connector>
        <draw:rect draw:style-name="gr10" draw:text-style-name="P2" xml:id="id5" draw:id="id5" draw:layer="layout" svg:width="2.902cm" svg:height="1.115cm" svg:x="0.222cm" svg:y="3.575cm">
          <text:p text:style-name="P1"><text:span text:style-name="T1">Uncalibrated</text:span></text:p>
          <text:p text:style-name="P1"><text:span text:style-name="T1">visibilities</text:span></text:p>
        </draw:rect>
        <draw:frame draw:style-name="gr2" draw:layer="layout" svg:width="1.315cm" svg:height="0.962cm" svg:x="18.417cm" svg:y="11.972cm">
          <draw:text-box>
            <text:p>No</text:p>
          </draw:text-box>
        </draw:frame>
        <draw:frame draw:style-name="gr2" draw:layer="layout" svg:width="1.315cm" svg:height="0.962cm" svg:x="16.518cm" svg:y="6.172cm">
          <draw:text-box>
            <text:p>No</text:p>
          </draw:text-box>
        </draw:frame>
        <draw:frame draw:style-name="gr2" draw:layer="layout" svg:width="1.539cm" svg:height="0.962cm" svg:x="19.018cm" svg:y="7.872cm">
          <draw:text-box>
            <text:p>Yes</text:p>
          </draw:text-box>
        </draw:frame>
        <draw:frame draw:style-name="gr2" draw:layer="layout" svg:width="1.539cm" svg:height="0.962cm" svg:x="25.419cm" svg:y="11.872cm">
          <draw:text-box>
            <text:p>Yes</text:p>
          </draw:text-box>
        </draw:frame>
        <draw:frame draw:style-name="gr2" draw:layer="layout" svg:width="3.711cm" svg:height="0.962cm" svg:x="7.329cm" svg:y="10.569cm">
          <draw:text-box>
            <text:p>Minor cycle</text:p>
          </draw:text-box>
        </draw:frame>
        <draw:frame draw:style-name="gr2" draw:layer="layout" svg:width="3.711cm" svg:height="0.962cm" svg:x="2.93cm" svg:y="13.669cm">
          <draw:text-box>
            <text:p>Major cycle</text:p>
          </draw:text-box>
        </draw:frame>
        <draw:frame draw:style-name="gr2" xml:id="id9" draw:id="id9" draw:layer="layout" svg:width="0.853cm" svg:height="0.962cm" svg:x="26.923cm" svg:y="12.397cm">
          <draw:text-box>
            <text:p><text:span text:style-name="T2">θ</text:span></text:p>
          </draw:text-box>
        </draw:frame>
        <draw:connector draw:style-name="gr3" draw:text-style-name="P1" draw:layer="layout" svg:x1="25.478cm" svg:y1="12.884cm" svg:x2="26.923cm" svg:y2="12.878cm" draw:start-shape="id8" draw:start-glue-point="7" draw:end-shape="id9" draw:end-glue-point="3" svg:d="m25478 12884h724v-6h721">
          <text:p/>
        </draw:connector>
        <draw:rect draw:style-name="gr11" draw:text-style-name="P1" xml:id="id12" draw:id="id12" draw:layer="layout" svg:width="4.043cm" svg:height="3.215cm" svg:x="18.69cm" svg:y="2.414cm">
          <text:p text:style-name="P1">Model source</text:p>
          <text:p text:style-name="P1">Position </text:p>
          <text:p text:style-name="P1">estimation</text:p>
          <text:p text:style-name="P1">(WSF)</text:p>
        </draw:rect>
        <draw:connector draw:style-name="gr12" draw:text-style-name="P1" draw:layer="layout" draw:line-skew="0.742cm" svg:x1="16.429cm" svg:y1="7.402cm" svg:x2="11.391cm" svg:y2="6.55cm" draw:start-shape="id4" draw:start-glue-point="4" draw:end-shape="id10" draw:end-glue-point="0" svg:d="m16429 7402v-1733h-5038v881">
          <text:p/>
        </draw:connector>
        <draw:rect draw:style-name="gr10" draw:text-style-name="P3" xml:id="id11" draw:id="id11" draw:layer="layout" svg:width="3.056cm" svg:height="3.18cm" svg:x="24.512cm" svg:y="2.407cm">
          <text:p text:style-name="P1"><text:span text:style-name="T3">Catalog</text:span></text:p>
          <text:p text:style-name="P1"><text:span text:style-name="T3"><text:s/></text:span><text:span text:style-name="T3">model </text:span></text:p>
          <text:p text:style-name="P1"><text:span text:style-name="T3">Source</text:span></text:p>
          <text:p text:style-name="P1"><text:span text:style-name="T3"><text:s/></text:span><text:span text:style-name="T3">position</text:span></text:p>
        </draw:rect>
        <draw:connector draw:style-name="gr3" draw:text-style-name="P1" draw:layer="layout" draw:type="line" svg:x1="24.512cm" svg:y1="3.997cm" svg:x2="22.733cm" svg:y2="4.021cm" draw:start-shape="id11" draw:end-shape="id12" draw:end-glue-point="1" svg:d="m24512 3997-1779 24">
          <text:p/>
        </draw:connector>
        <draw:connector draw:style-name="gr3" draw:text-style-name="P1" draw:layer="layout" draw:type="line" svg:x1="18.69cm" svg:y1="4.021cm" svg:x2="14.971cm" svg:y2="4.053cm" draw:start-shape="id12" draw:start-glue-point="3" draw:end-shape="id6" draw:end-glue-point="1" svg:d="m18690 4021-3719 32">
          <text:p/>
        </draw:connector>
        <draw:polygon draw:style-name="gr13" draw:text-style-name="P1" draw:layer="layout" svg:width="13.45cm" svg:height="22.912cm" draw:transform="rotate (-1.5707963267946) translate (25.5719999999933cm 1.35099999996603cm)" svg:viewBox="0 0 13451 22913" draw:points="0,22913 13451,22913 13451,0 4536,0 4536,7820 39,7820 39,22913">
          <text:p/>
        </draw:polygon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82cm" svg:x="1cm" svg:y="3.862cm"/>
      <draw:page-thumbnail draw:layer="backgroundobjects" svg:width="8.999cm" svg:height="4.82cm" svg:x="1cm" svg:y="12.438cm"/>
      <draw:page-thumbnail draw:layer="backgroundobjects" svg:width="8.999cm" svg:height="4.82cm" svg:x="1cm" svg:y="21.014cm"/>
      <draw:page-thumbnail draw:layer="backgroundobjects" svg:width="8.999cm" svg:height="4.82cm" svg:x="11cm" svg:y="3.862cm"/>
      <draw:page-thumbnail draw:layer="backgroundobjects" svg:width="8.999cm" svg:height="4.82cm" svg:x="11cm" svg:y="12.438cm"/>
      <draw:page-thumbnail draw:layer="backgroundobjects" svg:width="8.999cm" svg:height="4.82cm" svg:x="11cm" svg:y="21.014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eeyush Prasad</meta:initial-creator>
    <meta:creation-date>2013-11-18T01:10:21</meta:creation-date>
    <dc:date>2014-04-08T01:34:15</dc:date>
    <dc:creator>Peeyush Prasad</dc:creator>
    <meta:editing-duration>PT11H30M</meta:editing-duration>
    <meta:editing-cycles>9</meta:editing-cycles>
    <meta:generator>OpenOffice.org/3.3$Unix OpenOffice.org_project/330m20$Build-9567</meta:generator>
    <meta:document-statistic meta:object-count="55"/>
  </office:meta>
</office:document-meta>
</file>